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0" style:family="paragraph" style:parent-style-name="Standard">
      <style:text-properties style:use-window-font-color="true" loext:opacity="0%" style:font-name="Liberation Serif" officeooo:rsid="0089f1a6" officeooo:paragraph-rsid="0089f1a6" fo:background-color="transparent"/>
    </style:style>
    <style:style style:name="P81" style:family="paragraph" style:parent-style-name="Standard">
      <style:text-properties style:use-window-font-color="true" loext:opacity="0%" style:font-name="Liberation Serif" officeooo:rsid="008be812" officeooo:paragraph-rsid="008be812" fo:background-color="transparent"/>
    </style:style>
    <style:style style:name="P82" style:family="paragraph" style:parent-style-name="Standard">
      <style:text-properties style:use-window-font-color="true" loext:opacity="0%" style:font-name="Liberation Serif" officeooo:rsid="008e34b8" officeooo:paragraph-rsid="008e34b8" fo:background-color="transparent"/>
    </style:style>
    <style:style style:name="P83" style:family="paragraph" style:parent-style-name="Standard">
      <style:text-properties style:use-window-font-color="true" loext:opacity="0%" style:font-name="Liberation Serif" officeooo:rsid="008f22be" officeooo:paragraph-rsid="008f22be" fo:background-color="transparent"/>
    </style:style>
    <style:style style:name="P84" style:family="paragraph" style:parent-style-name="Standard">
      <style:text-properties style:use-window-font-color="true" loext:opacity="0%" style:font-name="Liberation Serif" officeooo:rsid="00928a5a" officeooo:paragraph-rsid="00928a5a" fo:background-color="transparent"/>
    </style:style>
    <style:style style:name="P85" style:family="paragraph" style:parent-style-name="Standard">
      <style:text-properties style:use-window-font-color="true" loext:opacity="0%" style:font-name="Liberation Serif" officeooo:rsid="009320ec" officeooo:paragraph-rsid="009320ec" fo:background-color="transparent"/>
    </style:style>
    <style:style style:name="P86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87" style:family="paragraph" style:parent-style-name="Standard">
      <style:text-properties officeooo:rsid="0040d1c3" officeooo:paragraph-rsid="0040d1c3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90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91" style:family="paragraph" style:parent-style-name="Standard">
      <style:text-properties style:use-window-font-color="true" loext:opacity="0%" style:font-name="Liberation Serif" officeooo:rsid="0097dcfd" officeooo:paragraph-rsid="0097dcfd" fo:background-color="transparent"/>
    </style:style>
    <style:style style:name="P92" style:family="paragraph" style:parent-style-name="Standard">
      <style:text-properties style:use-window-font-color="true" loext:opacity="0%" style:font-name="Liberation Serif" officeooo:rsid="009805a2" officeooo:paragraph-rsid="009805a2" fo:background-color="transparent"/>
    </style:style>
    <style:style style:name="P93" style:family="paragraph" style:parent-style-name="Standard">
      <style:text-properties style:use-window-font-color="true" loext:opacity="0%" style:font-name="Liberation Serif" officeooo:rsid="0098a2e2" officeooo:paragraph-rsid="0098a2e2" fo:background-color="transparent"/>
    </style:style>
    <style:style style:name="P94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95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style:style style:name="T19" style:family="text">
      <style:text-properties officeooo:rsid="008e34b8"/>
    </style:style>
    <style:style style:name="T20" style:family="text">
      <style:text-properties officeooo:rsid="008eb15e"/>
    </style:style>
    <style:style style:name="T21" style:family="text">
      <style:text-properties officeooo:rsid="009115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87">ngAfterContentInit</text:p>
      <text:p text:style-name="P87">ngAfterContentChecked</text:p>
      <text:p text:style-name="P87">ngAfterViewInit</text:p>
      <text:p text:style-name="P87">ngAfterViewChecked</text:p>
      <text:p text:style-name="P87">ngOnDestroy</text:p>
      <text:p text:style-name="P87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88">The change-detection strategy to use for this component.</text:p>
      <text:p text:style-name="P89">When a component is instantiated, Angular creates a change detector, which is responsible for propagating the component's bindings. The strategy is one of:</text:p>
      <text:list text:style-name="L1">
        <text:list-item>
          <text:p text:style-name="P94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95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68">custom validator</text:p>
      <text:p text:style-name="P68"/>
      <text:p text:style-name="P69">Feature module</text:p>
      <text:p text:style-name="P69"/>
      <text:p text:style-name="P69">command - g g m &lt;Module_name&gt; --routing -flat=true –force</text:p>
      <text:p text:style-name="P69"/>
      <text:p text:style-name="P70">feature module</text:p>
      <text:p text:style-name="P70">allows to sgregate code.</text:p>
      <text:p text:style-name="P70">Reduce code from app module</text:p>
      <text:p text:style-name="P70"><text:soft-page-break/></text:p>
      <text:p text:style-name="P70">Lazi Loading</text:p>
      <text:p text:style-name="P70"/>
      <text:p text:style-name="P71">Allows to split code at module level</text:p>
      <text:p text:style-name="P72">load code when user needs it</text:p>
      <text:p text:style-name="P72">reduce main bundle size</text:p>
      <text:p text:style-name="P72"/>
      <text:p text:style-name="P72">modules which are not dependent on any other module and have everything they need inside them can be use for lazy loading.</text:p>
      <text:p text:style-name="P71"/>
      <text:p text:style-name="P71">to build production build</text:p>
      <text:p text:style-name="P71"/>
      <text:p text:style-name="P71">command – ng build -c=production</text:p>
      <text:p text:style-name="P71"/>
      <text:p text:style-name="P73">to generate module with lazy loading</text:p>
      <text:p text:style-name="P73"/>
      <text:p text:style-name="P73">ng g m booking --route=booking --routing –module=app</text:p>
      <text:p text:style-name="P73"/>
      <text:p text:style-name="P74"/>
      <text:p text:style-name="P74"/>
      <text:p text:style-name="P74">In Service, Dependency Injection example</text:p>
      <text:p text:style-name="P74"/>
      <text:p text:style-name="P74">ProvidedIn=’any’</text:p>
      <text:p text:style-name="P74"/>
      <text:p text:style-name="P74">option creates single instance of service for entire app and independent instance for lazy loaded components.</text:p>
      <text:p text:style-name="P74"/>
      <text:p text:style-name="P74"/>
      <text:p text:style-name="P75">Route Guards</text:p>
      <text:p text:style-name="P75"/>
      <text:p text:style-name="P75">canActive</text:p>
      <text:p text:style-name="P75">canActivateChild</text:p>
      <text:p text:style-name="P75">canDeactive</text:p>
      <text:p text:style-name="P75">canLoad</text:p>
      <text:p text:style-name="P75">Resolve</text:p>
      <text:p text:style-name="P75"/>
      <text:p text:style-name="P75"/>
      <text:p text:style-name="P76">Reactive forms</text:p>
      <text:p text:style-name="P76"/>
      <text:p text:style-name="P77">in this we create forms using TypeScript</text:p>
      <text:p text:style-name="P77">good for developers who like to have more control in TS file</text:p>
      <text:p text:style-name="P77">uses forms api like FormGroup, FormControl and Form Directives like FormControl</text:p>
      <text:p text:style-name="P77"/>
      <text:p text:style-name="P77"/>
      <text:p text:style-name="P78">creating <text:s/>form</text:p>
      <text:p text:style-name="P78"/>
      <text:p text:style-name="P78">FormControl to create form control</text:p>
      <text:p text:style-name="P78">FormGroup to group multiple control</text:p>
      <text:p text:style-name="P78">FormBuilder to build complex form</text:p>
      <text:p text:style-name="P79">addControl and removeControl</text:p>
      <text:p text:style-name="P79"/>
      <text:p text:style-name="P79"/>
      <text:p text:style-name="P79"><text:soft-page-break/></text:p>
      <text:p text:style-name="P80">patchValue &amp; setValue</text:p>
      <text:p text:style-name="P80"/>
      <text:p text:style-name="P81">setValue requires all values must be provided.</text:p>
      <text:p text:style-name="P81">PatchValue is flexible.</text:p>
      <text:p text:style-name="P81"/>
      <text:p text:style-name="P83">Form events <text:span text:style-name="T19">ValueChanges &amp; updateOn</text:span></text:p>
      <text:p text:style-name="P82"/>
      <text:p text:style-name="P82">valueChanges gets triggered for each key stroke <text:span text:style-name="T21">because default updateOn value is ‘change’</text:span>.</text:p>
      <text:p text:style-name="P82">UpdateOn gets triggered for specific event of form. Ex – blur, <text:span text:style-name="T20">submit, change</text:span></text:p>
      <text:p text:style-name="P82"/>
      <text:p text:style-name="P82"/>
      <text:p text:style-name="P84">RXJS Map operators</text:p>
      <text:p text:style-name="P84"/>
      <text:p text:style-name="P84">mergeMap- will not care about sequence and post data as sson as it is available</text:p>
      <text:p text:style-name="P85">switchMap- will cancel previous requests if new data comes</text:p>
      <text:p text:style-name="P86">exhaustMap- will wait till previous request is completed before making new request</text:p>
      <text:p text:style-name="P86"/>
      <text:p text:style-name="P86"/>
      <text:p text:style-name="P91">Custom Pipes</text:p>
      <text:p text:style-name="P91"/>
      <text:p text:style-name="P91"/>
      <text:p text:style-name="P92">Resolve guard</text:p>
      <text:p text:style-name="P92"/>
      <text:p text:style-name="P92">using this we can pre fetch datawhen redirection to that particular route happens.</text:p>
      <text:p text:style-name="P92">In case of large data fetching this approach is used.</text:p>
      <text:p text:style-name="P92">Data is fetched before redirection and then user is landed on page with loaded data.</text:p>
      <text:p text:style-name="P92"/>
      <text:p text:style-name="P92"/>
      <text:p text:style-name="P93">Global error handling</text:p>
      <text:p text:style-name="P93"/>
      <text:p text:style-name="P93">implement ErrorHnadler and add to app config</text:p>
      <text:p text:style-name="P86"/>
      <text:p text:style-name="P86"/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8T17:14:52.201018622</dc:date>
    <meta:editing-duration>P1DT6H22M12S</meta:editing-duration>
    <meta:editing-cycles>95</meta:editing-cycles>
    <meta:generator>LibreOffice/7.4.7.2$Linux_X86_64 LibreOffice_project/40$Build-2</meta:generator>
    <meta:document-statistic meta:table-count="0" meta:image-count="0" meta:object-count="0" meta:page-count="9" meta:paragraph-count="250" meta:word-count="1344" meta:character-count="8717" meta:non-whitespace-character-count="7601"/>
  </office:meta>
</office:document-meta>
</file>